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8041" officeooo:paragraph-rsid="00128041"/>
    </style:style>
    <style:style style:name="P2" style:family="paragraph" style:parent-style-name="Preformatted_20_Text">
      <style:text-properties officeooo:rsid="001333ea" officeooo:paragraph-rsid="001333ea"/>
    </style:style>
    <style:style style:name="P3" style:family="paragraph" style:parent-style-name="Preformatted_20_Text">
      <style:text-properties officeooo:rsid="001333ea" officeooo:paragraph-rsid="001333ea"/>
    </style:style>
    <style:style style:name="P4" style:family="paragraph" style:parent-style-name="Preformatted_20_Text">
      <style:text-properties officeooo:rsid="001531d8" officeooo:paragraph-rsid="001531d8"/>
    </style:style>
    <style:style style:name="T1" style:family="text">
      <style:text-properties officeooo:rsid="00128041"/>
    </style:style>
    <style:style style:name="T2" style:family="text">
      <style:text-properties officeooo:rsid="001531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Ingeniería</text:span> de software 1</text:p>
      <text:p text:style-name="Preformatted_20_Text"/>
      <text:p text:style-name="P1">Indice </text:p>
      <text:p text:style-name="P1"/>
      <text:p text:style-name="P2">Indice de tabla</text:p>
      <text:p text:style-name="P2"/>
      <text:p text:style-name="P4">Indice de tabla para prueba de la versión 3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8T12:48:36.196099835</dc:date>
    <meta:editing-duration>PT1M47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4" meta:word-count="17" meta:character-count="89" meta:non-whitespace-character-count="75"/>
  </office:meta>
</office:document-meta>
</file>